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50%" draw:textarea-horizontal-align="justify" draw:textarea-vertical-align="top" draw:auto-grow-height="false" fo:min-height="15.244cm" fo:min-width="27.2cm"/>
    </style:style>
    <style:style style:name="gr2" style:family="graphic" style:parent-style-name="standard">
      <style:graphic-properties draw:fill-color="#ffe5ca" draw:textarea-horizontal-align="justify" draw:textarea-vertical-align="top" draw:auto-grow-height="false" fo:min-height="5.973cm" fo:min-width="16.899cm"/>
    </style:style>
    <style:style style:name="gr3" style:family="graphic" style:parent-style-name="standard">
      <style:graphic-properties svg:stroke-color="#3465a4" draw:fill-color="#fcc79b" draw:textarea-horizontal-align="justify" draw:textarea-vertical-align="middle" draw:auto-grow-height="false" fo:min-height="5.211cm" fo:min-width="10.081cm"/>
    </style:style>
    <style:style style:name="gr4" style:family="graphic" style:parent-style-name="standard">
      <style:graphic-properties draw:fill-color="#e0efd4" draw:textarea-horizontal-align="justify" draw:textarea-vertical-align="top" draw:auto-grow-height="false" fo:min-height="4.703cm" fo:min-width="15.502cm"/>
    </style:style>
    <style:style style:name="gr5" style:family="graphic" style:parent-style-name="standard">
      <style:graphic-properties svg:stroke-color="#579835" draw:fill="solid" draw:fill-color="#f79448" draw:textarea-horizontal-align="justify" draw:textarea-vertical-align="middle" draw:auto-grow-height="false" fo:min-height="0.178cm" fo:min-width="1.063cm"/>
    </style:style>
    <style:style style:name="gr6" style:family="graphic" style:parent-style-name="standard">
      <style:graphic-properties svg:stroke-color="#3465a4" draw:fill-color="#c2e0ae" draw:textarea-horizontal-align="justify" draw:textarea-vertical-align="middle" draw:auto-grow-height="false" fo:min-height="2.036cm" fo:min-width="2.194cm"/>
    </style:style>
    <style:style style:name="gr7" style:family="graphic" style:parent-style-name="standard">
      <style:graphic-properties svg:stroke-color="#3465a4" draw:fill-color="#89c765" draw:textarea-horizontal-align="justify" draw:textarea-vertical-align="top" draw:auto-grow-height="false" fo:min-height="3.56cm" fo:min-width="8.263cm"/>
    </style:style>
    <style:style style:name="gr8" style:family="graphic" style:parent-style-name="standard">
      <style:graphic-properties svg:stroke-color="#3465a4" draw:fill-color="#c2e0ae" draw:textarea-horizontal-align="justify" draw:textarea-vertical-align="middle" draw:auto-grow-height="false" fo:min-height="1.147cm" fo:min-width="1.196cm"/>
    </style:style>
    <style:style style:name="gr9" style:family="graphic" style:parent-style-name="standard">
      <style:graphic-properties svg:stroke-color="#579835" draw:fill="solid" draw:fill-color="#62a73b" draw:textarea-horizontal-align="justify" draw:textarea-vertical-align="middle" draw:auto-grow-height="false" fo:min-height="0.178cm" fo:min-width="1.063cm"/>
    </style:style>
    <style:style style:name="gr10" style:family="graphic" style:parent-style-name="standard">
      <style:graphic-properties svg:stroke-width="0.053cm" svg:stroke-color="#579835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3465a4" draw:fill-color="#fcc79b" draw:textarea-horizontal-align="justify" draw:textarea-vertical-align="middle" draw:auto-grow-height="false" fo:min-height="2.036cm" fo:min-width="2.194cm"/>
    </style:style>
    <style:style style:name="gr12" style:family="graphic" style:parent-style-name="standard">
      <style:graphic-properties svg:stroke-color="#3465a4" draw:fill-color="#f79448" draw:textarea-horizontal-align="justify" draw:textarea-vertical-align="middle" draw:auto-grow-height="false" fo:min-height="4.576cm" fo:min-width="5.977cm"/>
    </style:style>
    <style:style style:name="gr13" style:family="graphic" style:parent-style-name="standard">
      <style:graphic-properties svg:stroke-color="#3465a4" draw:fill-color="#fcc79b" draw:textarea-horizontal-align="justify" draw:textarea-vertical-align="middle" draw:auto-grow-height="false" fo:min-height="1.178cm" fo:min-width="1.805cm"/>
    </style:style>
    <style:style style:name="gr14" style:family="graphic" style:parent-style-name="standard">
      <style:graphic-properties svg:stroke-width="0.053cm" svg:stroke-color="#f79448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79448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79448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274cm"/>
    </style:style>
    <style:style style:name="gr18" style:family="graphic" style:parent-style-name="standard">
      <style:graphic-properties svg:stroke-color="#579835" draw:fill="solid" draw:fill-color="#7da7d8" draw:textarea-horizontal-align="justify" draw:textarea-vertical-align="middle" draw:auto-grow-height="false" fo:min-height="0.178cm" fo:min-width="1.063cm"/>
    </style:style>
    <style:style style:name="gr1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62a73b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2a73b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svg:stroke-color="#00000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749cm"/>
    </style:style>
    <style:style style:name="gr27" style:family="graphic" style:parent-style-name="standard">
      <style:graphic-properties draw:stroke="none" svg:stroke-color="#000000" draw:fill="none" draw:fill-color="#ffffff" fo:min-height="0.512cm"/>
    </style:style>
    <style:style style:name="gr28" style:family="graphic" style:parent-style-name="standard">
      <style:graphic-properties svg:stroke-color="#3465a4" draw:fill-color="#c2e0ae" draw:textarea-horizontal-align="justify" draw:textarea-vertical-align="middle" draw:auto-grow-height="false" fo:min-height="1.178cm" fo:min-width="3.945cm"/>
    </style:style>
    <style:style style:name="gr2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adc5e7" draw:opacity="50%"/>
      <style:paragraph-properties fo:text-align="start"/>
    </style:style>
    <style:style style:name="P3" style:family="paragraph">
      <loext:graphic-properties draw:fill-color="#ffe5ca"/>
      <style:paragraph-properties fo:text-align="start"/>
    </style:style>
    <style:style style:name="P4" style:family="paragraph">
      <loext:graphic-properties draw:fill-color="#fcc79b"/>
      <style:paragraph-properties fo:text-align="center"/>
    </style:style>
    <style:style style:name="P5" style:family="paragraph">
      <loext:graphic-properties draw:fill-color="#e0efd4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79448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c2e0ae"/>
      <style:paragraph-properties fo:text-align="center"/>
    </style:style>
    <style:style style:name="P9" style:family="paragraph">
      <loext:graphic-properties draw:fill-color="#89c765"/>
      <style:paragraph-properties fo:text-align="center"/>
    </style:style>
    <style:style style:name="P10" style:family="paragraph">
      <loext:graphic-properties draw:fill-color="#c2e0a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62a73b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f79448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7da7d8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margin-left="0.178cm" fo:margin-right="0cm" fo:text-align="start" fo:text-indent="0.66cm"/>
    </style:style>
    <style:style style:name="P16" style:family="paragraph">
      <style:paragraph-properties fo:margin-left="0.178cm" fo:margin-right="0cm" fo:text-align="start" fo:text-indent="0.66cm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15.494cm" svg:x="1cm" svg:y="1cm">
          <text:p text:style-name="P1">Versa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399cm" svg:height="6.223cm" svg:x="6.207cm" svg:y="9.763cm">
          <text:p text:style-name="P1">xYoloCo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0.581cm" svg:height="5.461cm" svg:x="11.16cm" svg:y="10.398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6.002cm" svg:height="4.953cm" svg:x="6.715cm" svg:y="1.662cm">
          <text:p text:style-name="P1">xYoloWeight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4" draw:id="id4" draw:layer="layout" svg:width="2.789cm" svg:height="0.762cm" draw:transform="rotate (1.5707963267949) translate (22.087cm 15.891cm)">
          <text:p text:style-name="P6"><text:span text:style-name="T1">Merg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8" xml:id="id9" draw:id="id9" draw:layer="layout" svg:width="2.694cm" svg:height="2.286cm" svg:x="8.339cm" svg:y="3.005cm">
          <text:p text:style-name="P6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8.763cm" svg:height="3.81cm" svg:x="12.049cm" svg:y="2.27cm">
          <text:p text:style-name="P6">vRead Arr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" draw:id="id1" draw:layer="layout" svg:width="1.696cm" svg:height="1.397cm" svg:x="12.512cm" svg:y="4.421cm">
          <text:p text:style-name="P6"><text:span text:style-name="T2">Vread</text:span><text:span text:style-name="T2"><text:line-break/></text:span><text:span text:style-name="T2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7" draw:id="id7" draw:layer="layout" svg:width="2.789cm" svg:height="0.762cm" draw:transform="rotate (1.5707963267949) translate (21.385cm 5.191cm)">
          <text:p text:style-name="P6"><text:span text:style-name="T1">Merg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6" draw:layer="layout" draw:line-skew="-0.314cm" svg:x1="13.36cm" svg:y1="4.421cm" svg:x2="21.355cm" svg:y2="3.281cm" draw:start-shape="id1" draw:start-glue-point="0" svg:d="M13360 4421v-1135h7995v-5" svg:viewBox="0 0 7996 1141">
          <text:p/>
        </draw:connector>
        <draw:custom-shape draw:style-name="gr11" draw:text-style-name="P4" xml:id="id10" draw:id="id10" draw:layer="layout" svg:width="2.694cm" svg:height="2.286cm" svg:x="7.439cm" svg:y="11.949cm">
          <text:p text:style-name="P6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.477cm" svg:height="4.826cm" svg:x="11.784cm" svg:y="10.652cm">
          <text:p text:style-name="P6">FU Arr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2" draw:id="id2" draw:layer="layout" svg:width="2.305cm" svg:height="1.428cm" svg:x="19.239cm" svg:y="10.941cm">
          <text:p text:style-name="P6">vRead<text:line-break/>Arr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3" draw:id="id3" draw:layer="layout" svg:width="2.305cm" svg:height="1.428cm" svg:x="19.239cm" svg:y="13.741cm">
          <text:p text:style-name="P6">vWrite<text:line-break/>Arr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2.789cm" svg:height="0.762cm" draw:transform="rotate (1.5707963267949) translate (22.086cm 12.991cm)">
          <text:p text:style-name="P6"><text:span text:style-name="T1">Merg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4" draw:text-style-name="P6" draw:layer="layout" svg:x1="19.239cm" svg:y1="11.655cm" svg:x2="18.265cm" svg:y2="11.655cm" draw:start-shape="id2" draw:start-glue-point="3" svg:d="M19239 11655h-974" svg:viewBox="0 0 975 1">
          <text:p/>
        </draw:connector>
        <draw:connector draw:style-name="gr15" draw:text-style-name="P6" draw:layer="layout" svg:x1="19.239cm" svg:y1="14.455cm" svg:x2="18.266cm" svg:y2="14.455cm" draw:start-shape="id3" draw:start-glue-point="3" svg:d="M19239 14455h-973" svg:viewBox="0 0 974 1">
          <text:p/>
        </draw:connector>
        <draw:connector draw:style-name="gr16" draw:text-style-name="P6" draw:layer="layout" svg:x1="21.544cm" svg:y1="11.655cm" svg:x2="22.072cm" svg:y2="11.657cm" draw:start-shape="id2" draw:start-glue-point="1" svg:d="M21544 11655h514v2h14" svg:viewBox="0 0 529 3">
          <text:p/>
        </draw:connector>
        <draw:connector draw:style-name="gr16" draw:text-style-name="P6" draw:layer="layout" svg:x1="21.544cm" svg:y1="14.455cm" svg:x2="22.062cm" svg:y2="14.453cm" draw:start-shape="id3" draw:start-glue-point="1" svg:d="M21544 14455h509v-2h9" svg:viewBox="0 0 519 3">
          <text:p/>
        </draw:connector>
        <draw:frame draw:style-name="gr17" draw:text-style-name="P13" xml:id="id5" draw:id="id5" draw:layer="layout" svg:width="2.935cm" svg:height="1.524cm" svg:x="25.843cm" svg:y="13.754cm">
          <draw:text-box>
            <text:p text:style-name="P6"><text:span text:style-name="T2">D</text:span><text:span text:style-name="T2">M</text:span><text:span text:style-name="T2">A </text:span><text:span text:style-name="T2">W</text:span><text:span text:style-name="T2">rit</text:span><text:span text:style-name="T2">e</text:span><text:span text:style-name="T2"><text:line-break/></text:span><text:span text:style-name="T2">In</text:span><text:span text:style-name="T2">te</text:span><text:span text:style-name="T2">rf</text:span><text:span text:style-name="T2">a</text:span><text:span text:style-name="T2">c</text:span><text:span text:style-name="T2">e</text:span></text:p>
          </draw:text-box>
        </draw:frame>
        <draw:custom-shape draw:style-name="gr18" draw:text-style-name="P14" xml:id="id6" draw:id="id6" draw:layer="layout" svg:width="2.789cm" svg:height="0.762cm" draw:transform="rotate (1.5707963267949) translate (24.887cm 9.691cm)">
          <text:p text:style-name="P6"><text:span text:style-name="T1">Merg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13" draw:layer="layout" svg:width="2.935cm" svg:height="1.524cm" svg:x="26.019cm" svg:y="7.731cm">
          <draw:text-box>
            <text:p text:style-name="P6"><text:span text:style-name="T2">DMA </text:span><text:span text:style-name="T2">Rea</text:span><text:span text:style-name="T2">d</text:span><text:span text:style-name="T2"><text:line-break/></text:span><text:span text:style-name="T2">Inter</text:span><text:span text:style-name="T2">face</text:span></text:p>
          </draw:text-box>
        </draw:frame>
        <draw:connector draw:style-name="gr19" draw:text-style-name="P6" draw:layer="layout" svg:x1="22.849cm" svg:y1="14.497cm" svg:x2="25.843cm" svg:y2="14.516cm" draw:start-shape="id4" draw:start-glue-point="5" draw:end-shape="id5" draw:end-glue-point="3" svg:d="M22849 14497h1498v19h1496" svg:viewBox="0 0 2995 20">
          <text:p/>
        </draw:connector>
        <draw:connector draw:style-name="gr20" draw:text-style-name="P6" draw:layer="layout" svg:x1="25.649cm" svg:y1="8.297cm" svg:x2="26.178cm" svg:y2="8.301cm" draw:start-shape="id6" draw:start-glue-point="5" svg:d="M25649 8297h516v4h13" svg:viewBox="0 0 530 5">
          <text:p/>
        </draw:connector>
        <draw:connector draw:style-name="gr19" draw:text-style-name="P6" draw:layer="layout" draw:line-skew="0.7cm" svg:x1="22.147cm" svg:y1="3.797cm" svg:x2="24.833cm" svg:y2="7.431cm" draw:start-shape="id7" draw:start-glue-point="5" svg:d="M22147 3797h2294v3634h392" svg:viewBox="0 0 2687 3635">
          <text:p/>
        </draw:connector>
        <draw:connector draw:style-name="gr19" draw:text-style-name="P6" draw:layer="layout" draw:line-skew="0.138cm" svg:x1="22.848cm" svg:y1="11.597cm" svg:x2="24.855cm" svg:y2="9.18cm" draw:start-shape="id8" draw:start-glue-point="5" svg:d="M22848 11597h1393v-2417h614" svg:viewBox="0 0 2008 2418">
          <text:p/>
        </draw:connector>
        <draw:connector draw:style-name="gr21" draw:text-style-name="P16" draw:layer="layout" svg:x1="13.36cm" svg:y1="5.818cm" svg:x2="13.361cm" svg:y2="10.593cm" draw:start-shape="id1" draw:start-glue-point="2" svg:d="M13360 5818v2638h1v2137" svg:viewBox="0 0 2 4776">
          <text:p text:style-name="P15"><text:span text:style-name="T1">B</text:span><text:span text:style-name="T1">i</text:span><text:span text:style-name="T1">a</text:span><text:span text:style-name="T1">s</text:span></text:p>
        </draw:connector>
        <draw:connector draw:style-name="gr22" draw:text-style-name="P6" draw:layer="layout" svg:x1="17.181cm" svg:y1="5.818cm" svg:x2="17.179cm" svg:y2="10.499cm" svg:d="M17181 5818v2341h-2v2340" svg:viewBox="0 0 3 4682">
          <text:p/>
        </draw:connector>
        <draw:frame draw:style-name="gr17" draw:text-style-name="P17" draw:layer="layout" svg:width="3.175cm" svg:height="1.524cm" svg:x="17.129cm" svg:y="7.858cm">
          <draw:text-box>
            <text:p><text:span text:style-name="T1">We</text:span><text:span text:style-name="T1">igh</text:span><text:span text:style-name="T1">ts</text:span></text:p>
          </draw:text-box>
        </draw:frame>
        <draw:frame draw:style-name="gr17" draw:text-style-name="P18" draw:layer="layout" svg:width="2.794cm" svg:height="1.524cm" svg:x="0.946cm" svg:y="7.604cm">
          <draw:text-box>
            <text:p text:style-name="P6"><text:span text:style-name="T1">RISC-V</text:span><text:span text:style-name="T1"><text:line-break/></text:span><text:span text:style-name="T1">Interface</text:span></text:p>
          </draw:text-box>
        </draw:frame>
        <draw:custom-shape draw:style-name="gr18" draw:text-style-name="P14" xml:id="id11" draw:id="id11" draw:layer="layout" svg:width="2.789cm" svg:height="0.762cm" draw:transform="rotate (-1.5706217938697) translate (4.85cm 6.895cm)">
          <text:p text:style-name="P6"><text:span text:style-name="T1">Split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3" draw:text-style-name="P6" draw:layer="layout" draw:line-skew="-0.659cm" svg:x1="8.339cm" svg:y1="4.148cm" svg:x2="4.878cm" svg:y2="7.461cm" draw:start-shape="id9" draw:start-glue-point="3" svg:d="M8339 4148h-2640v3313h-821" svg:viewBox="0 0 3462 3314">
          <text:p/>
        </draw:connector>
        <draw:connector draw:style-name="gr24" draw:text-style-name="P6" draw:layer="layout" draw:line-skew="-0.234cm" svg:x1="7.439cm" svg:y1="13.092cm" svg:x2="4.928cm" svg:y2="9.013cm" draw:start-shape="id10" draw:start-glue-point="3" svg:d="M7439 13092h-1740v-4079h-771" svg:viewBox="0 0 2512 4080">
          <text:p/>
        </draw:connector>
        <draw:frame draw:style-name="gr25" draw:text-style-name="P19" draw:layer="layout" svg:width="1.425cm" svg:height="0.725cm" svg:x="4.401cm" svg:y="4.72cm">
          <draw:text-box>
            <text:p><text:span text:style-name="T3">32bit</text:span></text:p>
          </draw:text-box>
        </draw:frame>
        <draw:frame draw:style-name="gr26" draw:text-style-name="P19" draw:layer="layout" svg:width="1.425cm" svg:height="0.725cm" svg:x="4.429cm" svg:y="11.324cm">
          <draw:text-box>
            <text:p><text:span text:style-name="T3">32bit</text:span></text:p>
          </draw:text-box>
        </draw:frame>
        <draw:frame draw:style-name="gr27" draw:text-style-name="P19" draw:layer="layout" svg:width="1.778cm" svg:height="0.762cm" svg:x="24.114cm" svg:y="4.81cm">
          <draw:text-box>
            <text:p><text:span text:style-name="T3">2</text:span><text:span text:style-name="T3">5</text:span><text:span text:style-name="T3">6</text:span><text:span text:style-name="T3">b</text:span><text:span text:style-name="T3">i</text:span><text:span text:style-name="T3">t</text:span></text:p>
          </draw:text-box>
        </draw:frame>
        <draw:frame draw:style-name="gr27" draw:text-style-name="P19" draw:layer="layout" svg:width="1.778cm" svg:height="0.762cm" svg:x="24.114cm" svg:y="10.11cm">
          <draw:text-box>
            <text:p><text:span text:style-name="T3">256bit</text:span></text:p>
          </draw:text-box>
        </draw:frame>
        <draw:frame draw:style-name="gr27" draw:text-style-name="P19" draw:layer="layout" svg:width="1.778cm" svg:height="0.762cm" svg:x="19.161cm" svg:y="2.651cm">
          <draw:text-box>
            <text:p><text:span text:style-name="T3">2</text:span><text:span text:style-name="T3">5</text:span><text:span text:style-name="T3">6</text:span><text:span text:style-name="T3">b</text:span><text:span text:style-name="T3">i</text:span><text:span text:style-name="T3">t</text:span></text:p>
          </draw:text-box>
        </draw:frame>
        <draw:frame draw:style-name="gr27" draw:text-style-name="P19" draw:layer="layout" svg:width="1.778cm" svg:height="0.762cm" draw:transform="rotate (1.5707963267949) translate (18.528cm 11.792cm)">
          <draw:text-box>
            <text:p><text:span text:style-name="T3">256bit</text:span></text:p>
          </draw:text-box>
        </draw:frame>
        <draw:frame draw:style-name="gr27" draw:text-style-name="P19" draw:layer="layout" svg:width="1.778cm" svg:height="0.762cm" draw:transform="rotate (1.5707963267949) translate (18.528cm 16.092cm)">
          <draw:text-box>
            <text:p><text:span text:style-name="T3">256bit</text:span></text:p>
          </draw:text-box>
        </draw:frame>
        <draw:connector draw:style-name="gr23" draw:text-style-name="P6" draw:layer="layout" svg:x1="4.088cm" svg:y1="8.289cm" svg:x2="3.621cm" svg:y2="8.293cm" draw:start-shape="id11" draw:start-glue-point="5" svg:d="M4088 8289h-502v4h35" svg:viewBox="0 0 503 5">
          <text:p/>
        </draw:connector>
        <draw:custom-shape draw:style-name="gr28" draw:text-style-name="P10" xml:id="id12" draw:id="id12" draw:layer="layout" svg:width="4.445cm" svg:height="1.428cm" svg:x="14.951cm" svg:y="4.341cm">
          <text:p text:style-name="P20"><text:span text:style-name="T2">vRead</text:span><text:span text:style-name="T2"><text:line-break/></text:span><text:span text:style-name="T2">We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svg:x1="17.173cm" svg:y1="4.341cm" svg:x2="21.385cm" svg:y2="3.797cm" draw:start-shape="id12" draw:start-glue-point="0" draw:end-shape="id7" svg:d="M17173 4341v-544h4212" svg:viewBox="0 0 4213 545">
          <text:p/>
        </draw:connector>
        <draw:line draw:style-name="gr29" draw:text-style-name="P21" draw:layer="layout" svg:x1="10.144cm" svg:y1="13.065cm" svg:x2="11.16cm" svg:y2="13.065cm">
          <text:p/>
        </draw:line>
        <draw:line draw:style-name="gr29" draw:text-style-name="P21" draw:layer="layout" svg:x1="11.033cm" svg:y1="4.175cm" svg:x2="12.049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0T17:06:38.195004372</meta:creation-date>
    <dc:date>2020-08-21T13:42:53.912100663</dc:date>
    <meta:editing-duration>PT4H16M48S</meta:editing-duration>
    <meta:editing-cycles>20</meta:editing-cycles>
    <meta:generator>LibreOffice/6.0.7.3$Linux_X86_64 LibreOffice_project/00m0$Build-3</meta:generator>
    <meta:document-statistic meta:object-count="45"/>
  </office:meta>
</office:document-meta>
</file>